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D000000193345AB8CA8FB5FD7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1157dc" officeooo:paragraph-rsid="001157dc"/>
    </style:style>
    <style:style style:name="P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1157dc" officeooo:paragraph-rsid="001157dc"/>
    </style:style>
    <style:style style:name="P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0pt" officeooo:rsid="001157dc" officeooo:paragraph-rsid="001157dc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draw:frame draw:style-name="fr1" draw:name="Image1" text:anchor-type="paragraph" svg:x="0.0201in" svg:y="0.3965in" svg:width="3.3299in" svg:height="0.6701in" draw:z-index="0"><draw:image xlink:href="Pictures/10000201000007D000000193345AB8CA8FB5FD79.png" xlink:type="simple" xlink:show="embed" xlink:actuate="onLoad"/></draw:frame><text:span text:style-name="T1"><text:line-break/>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9799in" fo:page-height="2.2799in" style:num-format="1" style:print-orientation="portrait" fo:margin-top="0.2701in" fo:margin-bottom="0.1in" fo:margin-left="0.2201in" fo:margin-right="0.1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</meta:initial-creator>
    <meta:creation-date>2016-07-30T19:39:57.487363173</meta:creation-date>
    <dc:date>2016-09-15T23:17:58.481747470</dc:date>
    <dc:creator>kolja </dc:creator>
    <meta:editing-duration>PT12H57M23S</meta:editing-duration>
    <meta:editing-cycles>6</meta:editing-cycles>
    <meta:generator>LibreOffice/5.0.3.2$Linux_X86_64 LibreOffice_project/00m0$Build-2</meta:generator>
    <meta:printed-by>kolja </meta:printed-by>
    <meta:print-date>2016-09-15T12:12:27.417917145</meta:print-date>
    <meta:document-statistic meta:table-count="0" meta:image-count="1" meta:object-count="0" meta:page-count="1" meta:paragraph-count="1" meta:word-count="0" meta:character-count="1" meta:non-whitespace-character-count="0"/>
  </office:meta>
</office:document-meta>
</file>